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e873" officeooo:paragraph-rsid="001fe873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officeooo:rsid="001fe873" officeooo:paragraph-rsid="001fe87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205253" officeooo:paragraph-rsid="0020525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205e3" officeooo:paragraph-rsid="002205e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3d85f" officeooo:paragraph-rsid="0023d85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3d85f" officeooo:paragraph-rsid="0029b27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23d85f" officeooo:paragraph-rsid="00305cc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2cdda7" officeooo:paragraph-rsid="002cdda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officeooo:rsid="002e1efe" officeooo:paragraph-rsid="002e1ef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bold" officeooo:rsid="002eaf17" officeooo:paragraph-rsid="002eaf1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bold" officeooo:rsid="003109ec" officeooo:paragraph-rsid="003109e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bold" officeooo:rsid="00315b04" officeooo:paragraph-rsid="00315b0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bold" officeooo:rsid="0032e66f" officeooo:paragraph-rsid="0032e66f" style:font-weight-asian="bold" style:font-weight-complex="bold"/>
    </style:style>
    <style:style style:name="T1" style:family="text">
      <style:text-properties officeooo:rsid="00205253"/>
    </style:style>
    <style:style style:name="T2" style:family="text">
      <style:text-properties officeooo:rsid="00258a9d"/>
    </style:style>
    <style:style style:name="T3" style:family="text">
      <style:text-properties officeooo:rsid="0025c696"/>
    </style:style>
    <style:style style:name="T4" style:family="text">
      <style:text-properties officeooo:rsid="0027b814"/>
    </style:style>
    <style:style style:name="T5" style:family="text">
      <style:text-properties officeooo:rsid="0029b27e"/>
    </style:style>
    <style:style style:name="T6" style:family="text">
      <style:text-properties officeooo:rsid="002b7339"/>
    </style:style>
    <style:style style:name="T7" style:family="text">
      <style:text-properties officeooo:rsid="002cdda7"/>
    </style:style>
    <style:style style:name="T8" style:family="text">
      <style:text-properties officeooo:rsid="002e1efe"/>
    </style:style>
    <style:style style:name="T9" style:family="text">
      <style:text-properties officeooo:rsid="00305c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VITRINE + CENTRALE DE RÉSERVATION POUR UN CLUB DE SPORT</text:p>
      <text:p text:style-name="P1"/>
      <text:p text:style-name="P1"/>
      <text:p text:style-name="P2">Idée: </text:p>
      <text:p text:style-name="P3">Création du cahier des charges</text:p>
      <text:p text:style-name="P3">Étude de marché</text:p>
      <text:p text:style-name="P3">Analyser la concurrence :</text:p>
      <text:p text:style-name="P3">Maquettage</text:p>
      <text:p text:style-name="P2"><text:span text:style-name="T1">création</text:span> d’un site vitrine</text:p>
      <text:p text:style-name="P3">création d’une base de donnée </text:p>
      <text:p text:style-name="P3">création d’un accès admin</text:p>
      <text:p text:style-name="P3">création d’une centrale de réservation pour les utilisateurs</text:p>
      <text:p text:style-name="P3">Galerie photo + vidéo</text:p>
      <text:p text:style-name="P3">Inscriptions en ligne pour les nouveaux adhérents</text:p>
      <text:p text:style-name="P3">Cœur de cible: récupérer les adhérentes des club récemment fermés, femme de tout age et de toute morphologie.</text:p>
      <text:p text:style-name="P3">Cible secondaire: les hommes et enfants</text:p>
      <text:p text:style-name="P4">inclure RGPD </text:p>
      <text:p text:style-name="P4">inclure des conditions générale de ventes </text:p>
      <text:p text:style-name="P4">Possibilité d’acheter des cours en ligne sous PayPal (événement avec intervenants extérieur par exemple, cours d’essai…)</text:p>
      <text:p text:style-name="P10">intégrer géolocalisation</text:p>
      <text:p text:style-name="P4">Créer <text:s/>un persona</text:p>
      <text:p text:style-name="P4"/>
      <text:p text:style-name="P5">La concurrence : </text:p>
      <text:p text:style-name="P5"><text:a xlink:type="simple" xlink:href="https://www.poledance-paris.com/" text:style-name="Internet_20_link" text:visited-style-name="Visited_20_Internet_20_Link">https://www.poledance-paris.com</text:a> : passe par le presta mindbody</text:p>
      <text:p text:style-name="P5"><text:a xlink:type="simple" xlink:href="http://www.pole-and-dance.com/" text:style-name="Internet_20_link" text:visited-style-name="Visited_20_Internet_20_Link">http://www.pole-and-dance.com</text:a> : passe par le presta mindbody</text:p>
      <text:p text:style-name="P5"><text:a xlink:type="simple" xlink:href="https://pole-dance-attitude.com/" text:style-name="Internet_20_link" text:visited-style-name="Visited_20_Internet_20_Link">https://pole-dance-attitude.com</text:a> : passe par le presta mindbody</text:p>
      <text:p text:style-name="P5"><text:a xlink:type="simple" xlink:href="http://www.miss-pole.com/" text:style-name="Internet_20_link" text:visited-style-name="Visited_20_Internet_20_Link">http://www.miss-pole.com</text:a> : <text:span text:style-name="T2">a sa propre centrale de resa</text:span></text:p>
      <text:p text:style-name="P5"><text:a xlink:type="simple" xlink:href="http://www.studio21-toulouse.com/" text:style-name="Internet_20_link" text:visited-style-name="Visited_20_Internet_20_Link"><text:span text:style-name="T2">http://www.studio21-toulouse.com</text:span></text:a><text:span text:style-name="T2">: passe par le presta </text:span>multiresa.fr</text:p>
      <text:p text:style-name="P5"><text:a xlink:type="simple" xlink:href="http://polefictionstudio.com/" text:style-name="Internet_20_link" text:visited-style-name="Visited_20_Internet_20_Link">http://polefictionstudio.com</text:a> : <text:span text:style-name="T2">passe par le prest de resa supersaas</text:span></text:p>
      <text:p text:style-name="P5"><text:a xlink:type="simple" xlink:href="http://www.electrickpolestudio.com/" text:style-name="Internet_20_link" text:visited-style-name="Visited_20_Internet_20_Link">http://www.electrickpolestudio.com</text:a> : <text:span text:style-name="T3">passe par le presta fitogram</text:span></text:p>
      <text:p text:style-name="P5"><text:a xlink:type="simple" xlink:href="https://www.polefusionva.com/" text:style-name="Internet_20_link" text:visited-style-name="Visited_20_Internet_20_Link">https://www.polefusionva.com</text:a> : <text:span text:style-name="T4">passe par mail </text:span></text:p>
      <text:p text:style-name="P6"><text:a xlink:type="simple" xlink:href="https://www.crazypole.fr/" text:style-name="Internet_20_link" text:visited-style-name="Visited_20_Internet_20_Link">https://www.crazypole.fr</text:a> : <text:span text:style-name="T4">a sa propre centrale de réservatio</text:span></text:p>
      <text:p text:style-name="P6"><text:a xlink:type="simple" xlink:href="http://www.spinortricks.com/" text:style-name="Internet_20_link" text:visited-style-name="Visited_20_Internet_20_Link"><text:span text:style-name="T4">http://www.spinortricks.com</text:span></text:a><text:span text:style-name="T4"> : passe par un formulaire de contact</text:span></text:p>
      <text:p text:style-name="P6"><text:a xlink:type="simple" xlink:href="http://www.dance-light.com/" text:style-name="Internet_20_link" text:visited-style-name="Visited_20_Internet_20_Link"><text:span text:style-name="T4">http://www.dance-light.com</text:span></text:a><text:span text:style-name="T4"> : passe par un formulaire de contact</text:span></text:p>
      <text:p text:style-name="P6"><text:a xlink:type="simple" xlink:href="https://www.verticalsportlyon.com/" text:style-name="Internet_20_link" text:visited-style-name="Visited_20_Internet_20_Link">https://www.verticalsportlyon.com</text:a> : <text:span text:style-name="T5">a sa propre centrale de réservation</text:span></text:p>
      <text:p text:style-name="P6"><text:a xlink:type="simple" xlink:href="http://www.edenstudio.fr/" text:style-name="Internet_20_link" text:visited-style-name="Visited_20_Internet_20_Link">http://www.edenstudio.fr</text:a> : <text:span text:style-name="T6">passe par mail</text:span></text:p>
      <text:p text:style-name="P6"><text:a xlink:type="simple" xlink:href="http://www.luhaspoledance.fr/" text:style-name="Internet_20_link" text:visited-style-name="Visited_20_Internet_20_Link">http://www.luhaspoledance.fr</text:a> : <text:span text:style-name="T6">passe par mail ou sms</text:span></text:p>
      <text:p text:style-name="P6"><text:a xlink:type="simple" xlink:href="http://airdancestudio.fr/" text:style-name="Internet_20_link" text:visited-style-name="Visited_20_Internet_20_Link">http://airdancestudio.fr</text:a> : <text:span text:style-name="T7">passe par mail</text:span></text:p>
      <text:p text:style-name="P6"/>
      <text:p text:style-name="P6"/>
      <text:p text:style-name="P8">Prestataire de <text:span text:style-name="T8">réservation</text:span> :</text:p>
      <text:p text:style-name="P8"/>
      <text:p text:style-name="P8">mindbody:a partir de 100 euros par mois</text:p>
      <text:p text:style-name="P9">bsport : a partir de 60 euros par mois</text:p>
      <text:p text:style-name="P9">multi resa : a partir de 30 euros par mois</text:p>
      <text:p text:style-name="P9">supersaas : a partir de 0 euro à 30 euros par mois</text:p>
      <text:p text:style-name="P9"/>
      <text:p text:style-name="P10">tarif :</text:p>
      <text:p text:style-name="P10">prix moyens pour les abonnements : 73 euros par mois </text:p>
      <text:p text:style-name="P10">prix moyens d’un cours : 18 euros</text:p>
      <text:p text:style-name="P6"><text:soft-page-break/><text:span text:style-name="T9">Les clubs qui ont leurs propres centrales de réservations.</text:span></text:p>
      <text:p text:style-name="P6"/>
      <text:p text:style-name="P7"><text:a xlink:type="simple" xlink:href="http://www.miss-pole.com/" text:style-name="Internet_20_link" text:visited-style-name="Visited_20_Internet_20_Link">http://www.miss-pole.com</text:a> : <text:span text:style-name="T9">formulaire en php</text:span></text:p>
      <text:p text:style-name="P7"/>
      <text:p text:style-name="P11">meta viewport</text:p>
      <text:p text:style-name="P11">&lt;meta name= »viewport » content= »widht=device-width »/&gt;</text:p>
      <text:p text:style-name="P11">balise link avec un attribut media </text:p>
      <text:p text:style-name="P11">modifier le css ; media queries</text:p>
      <text:p text:style-name="P12">framework : bootstrap</text:p>
      <text:p text:style-name="P12">materialize</text:p>
      <text:p text:style-name="P12">knacss</text:p>
      <text:p text:style-name="P13">foundation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1:58:54.467717456</meta:creation-date>
    <dc:date>2019-10-10T16:56:49.190904241</dc:date>
    <meta:editing-duration>PT33M5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320" meta:character-count="2189" meta:non-whitespace-character-count="1913"/>
  </office:meta>
</office:document-meta>
</file>